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column table:style-name="co3" table:number-columns-repeated="1009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pulatione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Epidemiological Week</text:p>
          </table:table-cell>
          <table:table-cell table:number-columns-repeated="7"/>
          <table:table-cell office:value-type="string" calcext:value-type="string">
            <text:p>Incidence Rate</text:p>
          </table:table-cell>
          <table:table-cell office:value-type="string" calcext:value-type="string">
            <text:p>Deaths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4"/>
          <table:table-cell office:value-type="string" calcext:value-type="string">
            <text:p>X 10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35.871" calcext:value-type="float">
            <text:p>35.87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,22</text:p>
          </table:table-cell>
          <table:table-cell office:value-type="float" office:value="0" calcext:value-type="float">
            <text:p>0</text:p>
          </table:table-cell>
          <table:table-cell office:value-type="float" office:value="125.235" calcext:value-type="float">
            <text:p>125.23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325.127" calcext:value-type="float">
            <text:p>325.127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486.303" calcext:value-type="float">
            <text:p>486.3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347" calcext:value-type="float">
            <text:p>34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.421" calcext:value-type="float">
            <text:p>1.4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8,4</text:p>
          </table:table-cell>
          <table:table-cell office:value-type="float" office:value="0" calcext:value-type="float">
            <text:p>0</text:p>
          </table:table-cell>
          <table:table-cell office:value-type="float" office:value="5.001" calcext:value-type="float">
            <text:p>5.0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4.579" calcext:value-type="float">
            <text:p>4.5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71,3</text:p>
          </table:table-cell>
          <table:table-cell office:value-type="float" office:value="0" calcext:value-type="float">
            <text:p>0</text:p>
          </table:table-cell>
          <table:table-cell office:value-type="float" office:value="6.426" calcext:value-type="float">
            <text:p>6.42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.634" calcext:value-type="float">
            <text:p>1.63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0,3</text:p>
          </table:table-cell>
          <table:table-cell office:value-type="float" office:value="0" calcext:value-type="float">
            <text:p>0</text:p>
          </table:table-cell>
          <table:table-cell office:value-type="float" office:value="16.255" calcext:value-type="float">
            <text:p>16.25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8.315" calcext:value-type="float">
            <text:p>8.3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98,7</text:p>
          </table:table-cell>
          <table:table-cell office:value-type="float" office:value="0" calcext:value-type="float">
            <text:p>0</text:p>
          </table:table-cell>
          <table:table-cell office:value-type="float" office:value="8.423" calcext:value-type="float">
            <text:p>8.4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4.675" calcext:value-type="float">
            <text:p>4.675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80,9</text:p>
          </table:table-cell>
          <table:table-cell office:value-type="float" office:value="0" calcext:value-type="float">
            <text:p>0</text:p>
          </table:table-cell>
          <table:table-cell office:value-type="float" office:value="6.256" calcext:value-type="float">
            <text:p>6.25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anama$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987" calcext:value-type="float">
            <text:p>3.987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20.624" calcext:value-type="float">
            <text:p>20.624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5,1</text:p>
          </table:table-cell>
          <table:table-cell office:value-type="float" office:value="0" calcext:value-type="float">
            <text:p>0</text:p>
          </table:table-cell>
          <table:table-cell office:value-type="float" office:value="46.695" calcext:value-type="float">
            <text:p>46.69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11.248" calcext:value-type="float">
            <text:p>11.24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10.652" calcext:value-type="float">
            <text:p>10.6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261" calcext:value-type="float">
            <text:p>2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470" calcext:value-type="float">
            <text:p>47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10.603" calcext:value-type="float">
            <text:p>10.6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405" calcext:value-type="float">
            <text:p>4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68" calcext:value-type="float">
            <text:p>3.6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36" calcext:value-type="float">
            <text:p>36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37.364" calcext:value-type="float">
            <text:p>37.3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5.877" calcext:value-type="float">
            <text:p>5.877</text:p>
          </table:table-cell>
          <table:table-cell office:value-type="float" office:value="1.021" calcext:value-type="float">
            <text:p>1.02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62,6</text:p>
          </table:table-cell>
          <table:table-cell office:value-type="float" office:value="0" calcext:value-type="float">
            <text:p>0</text:p>
          </table:table-cell>
          <table:table-cell office:value-type="float" office:value="11.024" calcext:value-type="float">
            <text:p>11.0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3.421" calcext:value-type="float">
            <text:p>13.42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7,3</text:p>
          </table:table-cell>
          <table:table-cell office:value-type="float" office:value="0" calcext:value-type="float">
            <text:p>0</text:p>
          </table:table-cell>
          <table:table-cell office:value-type="float" office:value="49.529" calcext:value-type="float">
            <text:p>49.52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16.225" calcext:value-type="float">
            <text:p>16.2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1.161" calcext:value-type="float">
            <text:p>31.1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2.338" calcext:value-type="float">
            <text:p>2.33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7,7</text:p>
          </table:table-cell>
          <table:table-cell office:value-type="float" office:value="0" calcext:value-type="float">
            <text:p>0</text:p>
          </table:table-cell>
          <table:table-cell office:value-type="float" office:value="31.292" calcext:value-type="float">
            <text:p>31.29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22.037" calcext:value-type="float">
            <text:p>22.037</text:p>
          </table:table-cell>
          <table:table-cell office:value-type="float" office:value="1.35" calcext:value-type="float">
            <text:p>1.3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6,8</text:p>
          </table:table-cell>
          <table:table-cell office:value-type="float" office:value="0" calcext:value-type="float">
            <text:p>0</text:p>
          </table:table-cell>
          <table:table-cell office:value-type="float" office:value="139.231" calcext:value-type="float">
            <text:p>139.23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*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2.481" calcext:value-type="float">
            <text:p>2.48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.154" calcext:value-type="float">
            <text:p>42.15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razil^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32.858" calcext:value-type="float">
            <text:p>32.858</text:p>
          </table:table-cell>
          <table:table-cell office:value-type="float" office:value="6.159" calcext:value-type="float">
            <text:p>6.15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03.657" calcext:value-type="float">
            <text:p>203.6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,0</text:p>
          </table:table-cell>
          <table:table-cell office:value-type="float" office:value="0" calcext:value-type="float">
            <text:p>0</text:p>
          </table:table-cell>
          <table:table-cell office:value-type="float" office:value="17.924" calcext:value-type="float">
            <text:p>17.9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,6</text:p>
          </table:table-cell>
          <table:table-cell office:value-type="float" office:value="0" calcext:value-type="float">
            <text:p>0</text:p>
          </table:table-cell>
          <table:table-cell office:value-type="float" office:value="7.032" calcext:value-type="float">
            <text:p>7.03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3.429" calcext:value-type="float">
            <text:p>3.429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35.553" calcext:value-type="float">
            <text:p>35.553</text:p>
          </table:table-cell>
          <table:table-cell office:value-type="float" office:value="6.295" calcext:value-type="float">
            <text:p>6.29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15,3</text:p>
          </table:table-cell>
          <table:table-cell office:value-type="float" office:value="12" calcext:value-type="float">
            <text:p>12</text:p>
          </table:table-cell>
          <table:table-cell office:value-type="float" office:value="274.196" calcext:value-type="float">
            <text:p>274.19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92" calcext:value-type="float">
            <text:p>9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112" calcext:value-type="float">
            <text:p>11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387" calcext:value-type="float">
            <text:p>3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290" calcext:value-type="float">
            <text:p>29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148" calcext:value-type="float">
            <text:p>14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73" calcext:value-type="float">
            <text:p>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110" calcext:value-type="float">
            <text:p>11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807" calcext:value-type="float">
            <text:p>8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2.813" calcext:value-type="float">
            <text:p>2.8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51" calcext:value-type="float">
            <text:p>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163" calcext:value-type="float">
            <text:p>1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102" calcext:value-type="float">
            <text:p>1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548" calcext:value-type="float">
            <text:p>54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1.346" calcext:value-type="float">
            <text:p>1.34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33" calcext:value-type="float">
            <text:p>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103" calcext:value-type="float">
            <text:p>103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,0</text:p>
          </table:table-cell>
          <table:table-cell office:value-type="float" office:value="0" calcext:value-type="float">
            <text:p>0</text:p>
          </table:table-cell>
          <table:table-cell office:value-type="float" office:value="7.345" calcext:value-type="float">
            <text:p>7.34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4"/>
          <table:table-cell office:value-type="float" office:value="78.214" calcext:value-type="float">
            <text:p>78.214</text:p>
          </table:table-cell>
          <table:table-cell office:value-type="float" office:value="8.396" calcext:value-type="float">
            <text:p>8.39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8,7</text:p>
          </table:table-cell>
          <table:table-cell office:value-type="float" office:value="12" calcext:value-type="float">
            <text:p>12</text:p>
          </table:table-cell>
          <table:table-cell office:value-type="float" office:value="991.134" calcext:value-type="float">
            <text:p>991.13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 Epidemiological Week for which information is available.</text:p>
          </table:table-cell>
          <table:table-cell table:number-columns-repeated="1022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09:48</meta:creation-date>
    <dc:date>2018-09-01T10:09:48</dc:date>
    <meta:generator>LibreOffice/5.1.6.2$Linux_X86_64 LibreOffice_project/10m0$Build-2</meta:generator>
    <meta:document-statistic meta:table-count="1" meta:cell-count="32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